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" svg:font-family="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8.5cm" style:rel-column-width="32767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6" style:family="table-row">
      <style:table-row-properties style:min-row-height="0.794cm"/>
    </style:style>
    <style:style style:name="P1" style:family="paragraph" style:parent-style-name="Standard">
      <style:text-properties officeooo:paragraph-rsid="000334c5"/>
    </style:style>
    <style:style style:name="P2" style:family="paragraph" style:parent-style-name="Table_20_Contents">
      <style:text-properties officeooo:rsid="000334c5" officeooo:paragraph-rsid="000334c5"/>
    </style:style>
    <style:style style:name="T1" style:family="text">
      <style:text-properties officeooo:rsid="000334c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print Planning </text:p>
      <text:p text:style-name="P1">15 de maio de 2016</text:p>
      <text:p text:style-name="P1"/>
      <text:p text:style-name="P1"><text:s/>­ Foi definido que serão feitos ajustes nas regras de negócios e no que foi feito na Sprint passada </text:p>
      <text:p text:style-name="P1">durante a semana de 16 de maio até 20 de maio.</text:p>
      <text:p text:style-name="P1"/>
      <text:p text:style-name="P1"><text:s/>­ Foi definido que o Planning Poker será feito baseado na sequência de Fibonacci e o tempo será medido em horas. <text:span text:style-name="T1">De forma resumida, o Planning Poker trata-se de uma técnica de estimativa de tamanho voltada para as metodologias ágeis de desenvolvimento de software e consiste-se em obter a estimativa por meio de um jogo de cartas, que deve permitir que todos os membros da equipe de desenvolvimento participem colocando a sua visão de complexidade, levando em consideração o fator tempo e esforço para pontuar um cartão e após juntos chegar a um denominador comum na equipe através de consenso.</text:span></text:p>
      <text:p text:style-name="P1"/>
      <text:p text:style-name="P1"><text:s/>­ O Product Owner fez uma avaliação das importâncias dos itens do produto de Backlog.</text:p>
      <text:p text:style-name="P1"/>
      <text:p text:style-name="P1"><text:s/>­ Através do planning poker foi definido os seguintes tempos para cada atividade a ser feita na sprint.</text:p>
      <text:p text:style-name="P1"/>
      <table:table table:name="Tabela1" table:style-name="Tabela1">
        <table:table-column table:style-name="Tabela1.A" table:number-columns-repeated="2"/>
        <table:table-row>
          <table:table-cell table:style-name="Tabela1.A1" office:value-type="string">
            <text:p text:style-name="Table_20_Contents">ID 16</text:p>
          </table:table-cell>
          <table:table-cell table:style-name="Tabela1.B1" office:value-type="string">
            <text:p text:style-name="P2">3 horas</text:p>
          </table:table-cell>
        </table:table-row>
        <table:table-row>
          <table:table-cell table:style-name="Tabela1.A2" office:value-type="string">
            <text:p text:style-name="Table_20_Contents">ID 17</text:p>
          </table:table-cell>
          <table:table-cell table:style-name="Tabela1.B2" office:value-type="string">
            <text:p text:style-name="P2">3 horas</text:p>
          </table:table-cell>
        </table:table-row>
        <table:table-row>
          <table:table-cell table:style-name="Tabela1.A2" office:value-type="string">
            <text:p text:style-name="P2">ID 18</text:p>
          </table:table-cell>
          <table:table-cell table:style-name="Tabela1.B2" office:value-type="string">
            <text:p text:style-name="P2">3 horas</text:p>
          </table:table-cell>
        </table:table-row>
        <table:table-row>
          <table:table-cell table:style-name="Tabela1.A2" office:value-type="string">
            <text:p text:style-name="P2">ID 19</text:p>
          </table:table-cell>
          <table:table-cell table:style-name="Tabela1.B2" office:value-type="string">
            <text:p text:style-name="P2">4 horas</text:p>
          </table:table-cell>
        </table:table-row>
        <table:table-row>
          <table:table-cell table:style-name="Tabela1.A2" office:value-type="string">
            <text:p text:style-name="P2">ID 20</text:p>
          </table:table-cell>
          <table:table-cell table:style-name="Tabela1.B2" office:value-type="string">
            <text:p text:style-name="P2">3 horas</text:p>
          </table:table-cell>
        </table:table-row>
        <table:table-row table:style-name="Tabela1.6">
          <table:table-cell table:style-name="Tabela1.A2" office:value-type="string">
            <text:p text:style-name="P2">ID 10</text:p>
          </table:table-cell>
          <table:table-cell table:style-name="Tabela1.B2" office:value-type="string">
            <text:p text:style-name="P2">6 horas</text:p>
          </table:table-cell>
        </table:table-row>
      </table:table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ans-serif" svg:font-family="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18T23:21:23.060000000</meta:creation-date>
    <dc:date>2016-07-18T23:27:32.185000000</dc:date>
    <meta:editing-duration>PT6M9S</meta:editing-duration>
    <meta:editing-cycles>1</meta:editing-cycles>
    <meta:document-statistic meta:table-count="1" meta:image-count="0" meta:object-count="0" meta:page-count="1" meta:paragraph-count="19" meta:word-count="194" meta:character-count="1038" meta:non-whitespace-character-count="857"/>
    <meta:generator>LibreOffice/5.1.4.2$Windows_x86 LibreOffice_project/f99d75f39f1c57ebdd7ffc5f42867c12031db97a</meta:generator>
  </office:meta>
</office:document-meta>
</file>